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58595" officeooo:paragraph-rsid="0005859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1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  <table:table-row>
          <table:table-cell table:style-name="Tableau1.A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  <table:table-cell table:style-name="Tableau1.B2" office:value-type="string">
            <text:p text:style-name="P1">Convocation à l’assemblée générale des éco-délégués <text:span text:style-name="T2">6e/5e</text:span> le jeudi 14 novembre 2024 à 11h30. Rendez-vous devant la salle polyvalent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09:40:46.105000000</meta:creation-date>
    <dc:date>2024-11-12T09:45:53.793000000</dc:date>
    <meta:editing-duration>PT5M8S</meta:editing-duration>
    <meta:editing-cycles>1</meta:editing-cycles>
    <meta:document-statistic meta:table-count="1" meta:image-count="0" meta:object-count="0" meta:page-count="1" meta:paragraph-count="20" meta:word-count="380" meta:character-count="2660" meta:non-whitespace-character-count="2300"/>
    <meta:generator>LibreOffice/7.4.3.2$Windows_X86_64 LibreOffice_project/1048a8393ae2eeec98dff31b5c133c5f1d08b890</meta:generator>
  </office:meta>
</office:document-meta>
</file>